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JtaTransaction.getSynchro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JtaTransaction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JtaTransaction.registerSynchronization( Synchronization synchron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JtaTransaction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JtaTransaction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JtaTransacti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JtaTransaction.delistResource( XAResource xaResource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JtaTransaction.enlistResource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